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2000000A2CA8E416E9A8B0102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outline1">
      <style:graphic-properties fo:min-height="11.001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  <style:text-properties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4.267cm" svg:x="1cm" svg:y="3cm" presentation:class="title" presentation:user-transformed="true">
          <draw:text-box>
            <text:p text:style-name="P1"><text:span text:style-name="T1">Дизассемблирование. Виды дизассемблеров и особенности их применения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Понятие дизассемблирования</text:p>
          </draw:text-box>
        </draw:frame>
        <draw:frame presentation:style-name="pr4" draw:text-style-name="P3" draw:layer="layout" svg:width="24.5cm" svg:height="11cm" svg:x="1.5cm" svg:y="3.5cm" presentation:class="outline" presentation:user-transformed="true">
          <draw:text-box>
            <text:list text:style-name="L2">
              <text:list-header>
                <text:p text:style-name="P3"><text:span text:style-name="T2">Дизассемблирование является процессом преобразования машинного кода в исходный код, который был использован для создания программы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Виды дизассемблеров</text:p>
          </draw:text-box>
        </draw:frame>
        <draw:frame presentation:style-name="pr7" draw:layer="layout" svg:width="23cm" svg:height="11cm" svg:x="1.5cm" svg:y="3.5cm" presentation:class="outline" presentation:user-transformed="true">
          <draw:text-box>
            <text:list text:style-name="L2">
              <text:list-item>
                <text:p>Простые дизассемблеры</text:p>
              </text:list-item>
              <text:list-item>
                <text:p>Дизассемблеры с декомпиляцией</text:p>
              </text:list-item>
              <text:list-item>
                <text:p>Дизассемблеры с отладкой</text:p>
              </text:list-item>
              <text:list-item>
                <text:p><text:s/>Дизассемблеры с автоматической обработкой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Особенности применения дизассемблеров:</text:p>
          </draw:text-box>
        </draw:frame>
        <draw:frame presentation:style-name="pr7" draw:layer="layout" svg:width="23.5cm" svg:height="11cm" svg:x="1.5cm" svg:y="3.5cm" presentation:class="outline" presentation:user-transformed="true">
          <draw:text-box>
            <text:list text:style-name="L2">
              <text:list-item>
                <text:p>Защита от обратной разработки</text:p>
              </text:list-item>
              <text:list-item>
                <text:p>Анализ уязвимостей</text:p>
              </text:list-item>
              <text:list-item>
                <text:p>Работа с закрытым исходным кодом</text:p>
              </text:list-item>
              <text:list-item>
                <text:p>Отладка</text:p>
              </text:list-item>
              <text:list-item>
                <text:p>Поддержка старых программ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Простые дизассемблеры</text:p>
          </draw:text-box>
        </draw:frame>
        <draw:frame presentation:style-name="pr7" draw:layer="layout" svg:width="24cm" svg:height="11cm" svg:x="1.5cm" svg:y="3.5cm" presentation:class="outline" presentation:user-transformed="true">
          <draw:text-box>
            <text:list text:style-name="L2">
              <text:list-header>
                <text:p>- это программы, которые могут преобразовывать машинный код программы обратно в ассемблерный код. Они могут быть использованы для анализа исполняемых файлов, динамических библиотек и других бинарных файлов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Особенности простых дизассемблеров</text:p>
          </draw:text-box>
        </draw:frame>
        <draw:frame presentation:style-name="pr7" draw:layer="layout" svg:width="24cm" svg:height="11cm" svg:x="1.5cm" svg:y="3.5cm" presentation:class="outline" presentation:user-transformed="true">
          <draw:text-box>
            <text:list text:style-name="L2">
              <text:list-item>
                <text:p>Необходимость взаимодействия с пользователем</text:p>
              </text:list-item>
              <text:list-item>
                <text:p><text:s/>Нет возможности анализировать зашифрованный или сжатый код </text:p>
              </text:list-item>
              <text:list-item>
                <text:p>Нет возможности анализировать сложные алгоритмы</text:p>
              </text:list-item>
              <text:list-item>
                <text:p>Ограниченные возможности анализа </text:p>
              </text:list-item>
              <text:list-item>
                <text:p>Не всегда точный результа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Программа ID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Дизассемблеры с декомпиляцией</text:p>
          </draw:text-box>
        </draw:frame>
        <draw:frame presentation:style-name="pr7" draw:layer="layout" svg:width="25cm" svg:height="11cm" svg:x="1.5cm" svg:y="3.5cm" presentation:class="outline" presentation:user-transformed="true">
          <draw:text-box>
            <text:list text:style-name="L2">
              <text:list-header>
                <text:p><text:s/>- это программное обеспечение, которое помогает восстановить исходный код программы из машинного кода. В отличие от простых дизассемблеров, которые преобразуют машинный код в ассемблерный код, дизассемблеры с декомпиляцией могут восстанавливать более абстрактный уровень исходного кода, например, на языке C или C++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Программа Ghidr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Дизассемблирование с отладкой</text:p>
          </draw:text-box>
        </draw:frame>
        <draw:frame presentation:style-name="pr7" draw:layer="layout" svg:width="24.5cm" svg:height="11cm" svg:x="1.5cm" svg:y="3.5cm" presentation:class="outline" presentation:user-transformed="true">
          <draw:text-box>
            <text:list text:style-name="L2">
              <text:list-header>
                <text:p><text:s/>- это программное обеспечение, которое позволяет производить отладку исполняемых файлов, используя дизассемблированный код вместо исходного. Они позволяют анализировать работу программы в процессе выполнения и искать ошибки в машинном коде, что может быть очень полезно при обратной разработке (reverse engineering) программного обеспечения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Программа OllyDb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Дизассемблеры с автоматической обработкой</text:p>
          </draw:text-box>
        </draw:frame>
        <draw:frame presentation:style-name="pr7" draw:layer="layout" svg:width="24.5cm" svg:height="11cm" svg:x="1.5cm" svg:y="3.5cm" presentation:class="outline" presentation:user-transformed="true">
          <draw:text-box>
            <text:list text:style-name="L2">
              <text:list-header>
                <text:p><text:s/>- это инструменты, которые автоматически анализируют исполняемый файл и создают дизассемблированный код без необходимости вручную настраивать параметры обработки. Они позволяют быстро получать дизассемблированный код для больших программных систем, что может быть очень полезно для обратной разработки (reverse engineering).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Программа Hopper Disassembl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Обратная разработка</text:p>
          </draw:text-box>
        </draw:frame>
        <draw:frame presentation:style-name="pr7" draw:layer="layout" svg:width="24cm" svg:height="11cm" svg:x="1.5cm" svg:y="3.5cm" presentation:class="outline" presentation:user-transformed="true">
          <draw:text-box>
            <text:list text:style-name="L2">
              <text:list-header>
                <text:p>Обратная разработка (reverse engineering) - это процесс анализа программного обеспечения с целью понимания его работы и структуры, а также выявления слабых мест, ошибок и уязвимостей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Машинный код программы</text:p>
          </draw:text-box>
        </draw:frame>
        <draw:frame presentation:style-name="pr7" draw:layer="layout" svg:width="24cm" svg:height="11cm" svg:x="1.5cm" svg:y="3.5cm" presentation:class="outline" presentation:user-transformed="true">
          <draw:text-box>
            <text:list text:style-name="L2">
              <text:list-header>
                <text:p>Машинный код программы - это последовательность инструкций, которые процессор может понимать и выполнять непосредственно. Каждая инструкция машинного кода является двоичным числом, которое представляет операцию и данные, над которыми эта операция должна быть выполнена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Машинный код</text:p>
          </draw:text-box>
        </draw:frame>
        <draw:frame presentation:style-name="pr7" draw:layer="layout" svg:width="24.5cm" svg:height="3cm" svg:x="1.5cm" svg:y="3.5cm" presentation:class="outline" presentation:user-transformed="true">
          <draw:text-box>
            <text:list text:style-name="L2">
              <text:list-header>
                <text:p>Пример машинного кода:</text:p>
                <text:p>10110000 01100001 00000000 00001010</text:p>
                <text:p/>
              </text:list-header>
            </text:list>
          </draw:text-box>
        </draw:frame>
        <draw:frame presentation:style-name="pr7" draw:layer="layout" svg:width="23.5cm" svg:height="3.5cm" svg:x="1.5cm" svg:y="7cm" presentation:class="outline" presentation:user-transformed="true">
          <draw:text-box>
            <text:list text:style-name="L2">
              <text:list-header>
                <text:p>Дизассемблированый код:</text:p>
                <text:p>mov al, 61h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Вред дизассемблирования</text:p>
          </draw:text-box>
        </draw:frame>
        <draw:frame presentation:style-name="pr7" draw:layer="layout" svg:width="24.5cm" svg:height="11cm" svg:x="1.5cm" svg:y="3.5cm" presentation:class="outline" presentation:user-transformed="true">
          <draw:text-box>
            <text:list text:style-name="L2">
              <text:list-item>
                <text:p>Нарушение авторских прав</text:p>
              </text:list-item>
              <text:list-item>
                <text:p>Уязвимости безопасности</text:p>
              </text:list-item>
              <text:list-item>
                <text:p>Несанкционированный доступ</text:p>
              </text:list-item>
              <text:list-item>
                <text:p>Неправомерное использование</text:p>
              </text:list-item>
              <text:list-item>
                <text:p>Нарушение договорных обязательств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Итог</text:p>
          </draw:text-box>
        </draw:frame>
        <draw:frame presentation:style-name="pr7" draw:layer="layout" svg:width="24.509cm" svg:height="11cm" svg:x="1.991cm" svg:y="3.5cm" presentation:class="outline" presentation:user-transformed="true">
          <draw:text-box>
            <text:list text:style-name="L2">
              <text:list-header>
                <text:p>В целом, дизассемблирование может быть полезным инструментом для обратной разработки и отладки программного обеспечения, но его использование должно быть осуществлено с соблюдением законов, договорных обязательств и этических норм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office:forms form:automatic-focus="false" form:apply-design-mode="false"/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номер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28T00:23:18.625000000</meta:creation-date>
    <meta:editing-duration>PT20M34S</meta:editing-duration>
    <meta:editing-cycles>4</meta:editing-cycles>
    <meta:generator>LibreOffice/7.3.3.2$Windows_X86_64 LibreOffice_project/d1d0ea68f081ee2800a922cac8f79445e4603348</meta:generator>
    <dc:title>Pencil</dc:title>
    <dc:date>2023-02-28T00:43:52.989000000</dc:date>
    <meta:document-statistic meta:object-count="101"/>
  </office:meta>
</office:document-meta>
</file>